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hua Rinaldi</text:p>
      <text:p text:style-name="Standard">101902285</text:p>
      <text:p text:style-name="Standard">CSCI 3308 HW 2</text:p>
      <text:p text:style-name="Standard">9/16/14</text:p>
      <text:p text:style-name="Standard"/>
      <text:p text:style-name="Standard"><text:tab/>The alternate Version Control Software that I chose is Bazaar. One thing that is very different about Bazaar is that it allows you to work both with and without a central server, as well as the ability to do both at the same time. <text:s/>This could be useful it would allow people on the project to keep what they need for the project on their machine, and pull things from other people's machines as they need it, rather than having to work with the entire program being stored on your machine. This would especially be useful for big projects that require a large amount of code. Another feature that could be incredibly useful is the ability to work with other version control systems. With this ability, each person on the project could use the version control software of their choosing, and so long as the main branch is on bazaar, there should not be a problem with merging and uploading code. This could be useful to my group for the semester project, because it would allow each of us to use our preferred version control software, as well as make it to where each of us only had to have the necessary code for our portion of the project on our computer at one time, and then merge everything together at the end of the project.</text:p>
      <text:p text:style-name="Standard"/>
      <text:p text:style-name="Standard">Sources: http://en.wikipedia.org/wiki/GNU_Baza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09-15T19:25:43</meta:creation-date>
    <dc:date>2014-09-15T19:43:34</dc:date>
    <dc:creator>user </dc:creator>
    <meta:editing-duration>P0D</meta:editing-duration>
    <meta:editing-cycles>2</meta:editing-cycles>
    <meta:generator>LibreOffice/3.5$Linux_X86_64 LibreOffice_project/350m1$Build-2</meta:generator>
    <meta:document-statistic meta:table-count="0" meta:image-count="0" meta:object-count="0" meta:page-count="1" meta:paragraph-count="6" meta:word-count="236" meta:character-count="1324" meta:non-whitespace-character-count="1092"/>
  </office:meta>
</office:document-meta>
</file>